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f62f6" officeooo:paragraph-rsid="002f62f6" style:font-weight-asian="bold" style:font-weight-complex="bold"/>
    </style:style>
    <style:style style:name="P3" style:family="paragraph" style:parent-style-name="Standard">
      <style:text-properties fo:font-size="16pt" officeooo:rsid="0031fe5d" officeooo:paragraph-rsid="0031fe5d"/>
    </style:style>
    <style:style style:name="P4" style:family="paragraph" style:parent-style-name="Standard">
      <style:text-properties fo:font-size="16pt" officeooo:rsid="0033b164" officeooo:paragraph-rsid="0033b164"/>
    </style:style>
    <style:style style:name="P5" style:family="paragraph" style:parent-style-name="Standard">
      <style:text-properties fo:font-size="16pt" officeooo:rsid="0035e03e" officeooo:paragraph-rsid="0035e03e"/>
    </style:style>
    <style:style style:name="P6" style:family="paragraph" style:parent-style-name="Standard">
      <style:text-properties fo:font-size="16pt" fo:font-style="italic" officeooo:rsid="0035e03e" officeooo:paragraph-rsid="0035e03e" style:font-style-asian="italic" style:font-style-complex="italic"/>
    </style:style>
    <style:style style:name="P7" style:family="paragraph" style:parent-style-name="Standard">
      <style:text-properties fo:font-size="16pt" officeooo:rsid="00362a76" officeooo:paragraph-rsid="00362a76"/>
    </style:style>
    <style:style style:name="P8" style:family="paragraph" style:parent-style-name="Standard">
      <style:text-properties fo:font-size="16pt" officeooo:rsid="00370389" officeooo:paragraph-rsid="00370389"/>
    </style:style>
    <style:style style:name="P9" style:family="paragraph" style:parent-style-name="Standard">
      <style:text-properties fo:font-size="16pt" officeooo:rsid="003a658a" officeooo:paragraph-rsid="003a658a"/>
    </style:style>
    <style:style style:name="P10" style:family="paragraph" style:parent-style-name="Standard">
      <style:text-properties fo:font-size="16pt" officeooo:rsid="003de2b9" officeooo:paragraph-rsid="003de2b9"/>
    </style:style>
    <style:style style:name="P11" style:family="paragraph" style:parent-style-name="Standard">
      <style:text-properties fo:font-size="16pt" officeooo:rsid="0040da8c" officeooo:paragraph-rsid="0040da8c"/>
    </style:style>
    <style:style style:name="P12" style:family="paragraph" style:parent-style-name="Standard">
      <style:paragraph-properties fo:break-before="page"/>
      <style:text-properties fo:font-size="16pt" fo:font-style="italic" officeooo:rsid="0040da8c" officeooo:paragraph-rsid="0040da8c" style:font-style-asian="italic" style:font-style-complex="italic"/>
    </style:style>
    <style:style style:name="P13" style:family="paragraph" style:parent-style-name="Standard">
      <style:text-properties fo:font-size="16pt" officeooo:rsid="0042459b" officeooo:paragraph-rsid="0042459b"/>
    </style:style>
    <style:style style:name="P14" style:family="paragraph" style:parent-style-name="Standard">
      <style:text-properties fo:font-size="16pt" officeooo:rsid="00430dc7" officeooo:paragraph-rsid="00430dc7"/>
    </style:style>
    <style:style style:name="P15" style:family="paragraph" style:parent-style-name="Standard">
      <style:text-properties fo:font-size="16pt" officeooo:rsid="0033b164" officeooo:paragraph-rsid="0033b164"/>
    </style:style>
    <style:style style:name="P16" style:family="paragraph" style:parent-style-name="Standard">
      <style:text-properties fo:font-size="16pt" officeooo:rsid="0043b295" officeooo:paragraph-rsid="0043b295"/>
    </style:style>
    <style:style style:name="P17" style:family="paragraph" style:parent-style-name="Standard">
      <style:text-properties fo:font-size="16pt" officeooo:rsid="0047779f" officeooo:paragraph-rsid="0047779f"/>
    </style:style>
    <style:style style:name="P18" style:family="paragraph" style:parent-style-name="Standard">
      <style:text-properties fo:font-size="16pt" officeooo:rsid="0034f65c" officeooo:paragraph-rsid="0034f65c"/>
    </style:style>
    <style:style style:name="P19" style:family="paragraph" style:parent-style-name="Standard">
      <style:text-properties fo:font-size="16pt" officeooo:rsid="00518f79" officeooo:paragraph-rsid="00518f79"/>
    </style:style>
    <style:style style:name="P20" style:family="paragraph" style:parent-style-name="Standard">
      <style:text-properties fo:font-size="16pt" officeooo:rsid="00538826" officeooo:paragraph-rsid="00538826"/>
    </style:style>
    <style:style style:name="P21" style:family="paragraph" style:parent-style-name="Standard">
      <style:text-properties fo:font-size="16pt" officeooo:rsid="005423b0" officeooo:paragraph-rsid="005423b0"/>
    </style:style>
    <style:style style:name="P22" style:family="paragraph" style:parent-style-name="Standard">
      <style:text-properties fo:font-size="16pt" officeooo:rsid="0059731d" officeooo:paragraph-rsid="0059731d"/>
    </style:style>
    <style:style style:name="P23" style:family="paragraph" style:parent-style-name="Standard">
      <style:text-properties fo:font-size="16pt" officeooo:rsid="005b96f7" officeooo:paragraph-rsid="005b96f7"/>
    </style:style>
    <style:style style:name="P24" style:family="paragraph" style:parent-style-name="Standard">
      <style:text-properties fo:font-size="16pt" officeooo:rsid="005f3db5" officeooo:paragraph-rsid="005f3db5"/>
    </style:style>
    <style:style style:name="P25" style:family="paragraph" style:parent-style-name="Standard">
      <style:text-properties fo:font-size="16pt" officeooo:rsid="005fbff2" officeooo:paragraph-rsid="005fbff2"/>
    </style:style>
    <style:style style:name="P26" style:family="paragraph" style:parent-style-name="Standard">
      <style:text-properties fo:font-size="16pt" officeooo:rsid="0063eb5f" officeooo:paragraph-rsid="0063eb5f"/>
    </style:style>
    <style:style style:name="P27" style:family="paragraph" style:parent-style-name="Standard">
      <style:text-properties fo:font-size="16pt" officeooo:rsid="0064c65e" officeooo:paragraph-rsid="0064c65e"/>
    </style:style>
    <style:style style:name="P28" style:family="paragraph" style:parent-style-name="Standard">
      <style:text-properties fo:font-size="16pt" officeooo:rsid="006c9169" officeooo:paragraph-rsid="006c9169"/>
    </style:style>
    <style:style style:name="P29" style:family="paragraph" style:parent-style-name="Standard">
      <style:text-properties fo:font-size="16pt" officeooo:rsid="006e8a83" officeooo:paragraph-rsid="006e8a83"/>
    </style:style>
    <style:style style:name="P30" style:family="paragraph" style:parent-style-name="Standard">
      <style:text-properties fo:font-size="16pt" officeooo:rsid="0071d67a" officeooo:paragraph-rsid="0071d67a"/>
    </style:style>
    <style:style style:name="P31" style:family="paragraph" style:parent-style-name="Standard">
      <style:text-properties fo:font-size="16pt" officeooo:rsid="0071db71" officeooo:paragraph-rsid="0071db71"/>
    </style:style>
    <style:style style:name="T1" style:family="text">
      <style:text-properties officeooo:rsid="003406c3"/>
    </style:style>
    <style:style style:name="T2" style:family="text">
      <style:text-properties officeooo:rsid="0038c80c"/>
    </style:style>
    <style:style style:name="T3" style:family="text">
      <style:text-properties officeooo:rsid="003b9a12"/>
    </style:style>
    <style:style style:name="T4" style:family="text">
      <style:text-properties officeooo:rsid="003cf129"/>
    </style:style>
    <style:style style:name="T5" style:family="text">
      <style:text-properties officeooo:rsid="003f875e"/>
    </style:style>
    <style:style style:name="T6" style:family="text">
      <style:text-properties officeooo:rsid="003fa76d"/>
    </style:style>
    <style:style style:name="T7" style:family="text">
      <style:text-properties officeooo:rsid="004414ca"/>
    </style:style>
    <style:style style:name="T8" style:family="text">
      <style:text-properties officeooo:rsid="0045aa7a"/>
    </style:style>
    <style:style style:name="T9" style:family="text">
      <style:text-properties officeooo:rsid="0045c822"/>
    </style:style>
    <style:style style:name="T10" style:family="text">
      <style:text-properties officeooo:rsid="0048030b"/>
    </style:style>
    <style:style style:name="T11" style:family="text">
      <style:text-properties officeooo:rsid="0048c737"/>
    </style:style>
    <style:style style:name="T12" style:family="text">
      <style:text-properties officeooo:rsid="0048e8e3"/>
    </style:style>
    <style:style style:name="T13" style:family="text">
      <style:text-properties officeooo:rsid="004d12c8"/>
    </style:style>
    <style:style style:name="T14" style:family="text">
      <style:text-properties officeooo:rsid="0052b47a"/>
    </style:style>
    <style:style style:name="T15" style:family="text">
      <style:text-properties officeooo:rsid="0055b291"/>
    </style:style>
    <style:style style:name="T16" style:family="text">
      <style:text-properties officeooo:rsid="0056dd19"/>
    </style:style>
    <style:style style:name="T17" style:family="text">
      <style:text-properties officeooo:rsid="00574242"/>
    </style:style>
    <style:style style:name="T18" style:family="text">
      <style:text-properties officeooo:rsid="0058984e"/>
    </style:style>
    <style:style style:name="T19" style:family="text">
      <style:text-properties officeooo:rsid="005d4aa2"/>
    </style:style>
    <style:style style:name="T20" style:family="text">
      <style:text-properties officeooo:rsid="005ff191"/>
    </style:style>
    <style:style style:name="T21" style:family="text">
      <style:text-properties officeooo:rsid="0061ac21"/>
    </style:style>
    <style:style style:name="T22" style:family="text">
      <style:text-properties officeooo:rsid="00624c41"/>
    </style:style>
    <style:style style:name="T23" style:family="text">
      <style:text-properties officeooo:rsid="0063eb5f"/>
    </style:style>
    <style:style style:name="T24" style:family="text">
      <style:text-properties officeooo:rsid="0064c65e"/>
    </style:style>
    <style:style style:name="T25" style:family="text">
      <style:text-properties officeooo:rsid="00654b1d"/>
    </style:style>
    <style:style style:name="T26" style:family="text">
      <style:text-properties officeooo:rsid="0066a433"/>
    </style:style>
    <style:style style:name="T27" style:family="text">
      <style:text-properties officeooo:rsid="00681184"/>
    </style:style>
    <style:style style:name="T28" style:family="text">
      <style:text-properties officeooo:rsid="0068ec38"/>
    </style:style>
    <style:style style:name="T29" style:family="text">
      <style:text-properties officeooo:rsid="006a3c32"/>
    </style:style>
    <style:style style:name="T30" style:family="text">
      <style:text-properties officeooo:rsid="006ba717"/>
    </style:style>
    <style:style style:name="T31" style:family="text">
      <style:text-properties officeooo:rsid="006c9169"/>
    </style:style>
    <style:style style:name="T32" style:family="text">
      <style:text-properties officeooo:rsid="006e8a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bstoff Temperatur am Starship</text:p>
      <text:p text:style-name="P1"/>
      <text:p text:style-name="P3">Der Tank des Starships ist mit Methan und Sauerstoff gefüllt.</text:p>
      <text:p text:style-name="P3">Dieser Inhalt muss bis zur Landung am Mars im Tank behalten werden. Denn für die Landung am Mars braucht es einen „landing burn“, und dieser ist nur möglich mit einer Tankfüllung.</text:p>
      <text:p text:style-name="P3"/>
      <text:p text:style-name="P4">Der Tank muss mindestens teilweise gefüllt sein, und das über die gesamte Dauer der Schifffahrt hinweg. <text:span text:style-name="T1">Das sind zwischen Erde („Inos“) und Mars („Heres“) bis zu sechs Monate.</text:span></text:p>
      <text:p text:style-name="P4"/>
      <text:p text:style-name="P16">Durch die Tankfüllung entsteht im Tank bei einer gegebenen Temperatur T ein gewisser Dampfdruck \partial p <text:span text:style-name="T7">des Tankinhaltes. </text:span><text:span text:style-name="T8">Bei einer gegebenen Temperatur ist der Dampfdruck des Sauerstoffes größer als der des Methans, deshalb macht uns der des Sauerstoffes größere Sorgen. </text:span><text:span text:style-name="T9">Das Starship ist so konstruiert, dass es einen Innendruck bis zu einem gewissen Grenzwert aushält. Wenn dieser Grenzwert überschritten wird, könnte der Tank beschädigt werden, was zum Austritt des Tankinhaltes führt und damit einen landing burn unmöglich macht. Deshalb ist es unbedingt notwendig, dass der Tankinhalt für die gesamte Reisezeit im Tank bleibt. Deshalb muss der Partialdruck unterhalb eines gewissen Grenzwertes gesenkt werden, also die Temperatur unterhalb eines gewissen Grenzwertes gesenkt werden.</text:span></text:p>
      <text:p text:style-name="P16"/>
      <text:p text:style-name="P17">Ich habe nachgelesen (Quelle: Wikipedia), dass bei 100 K der Partialdruck des Sauerstoffes ungefähr 2 bar ist. Das ist eine gerade noch akzeptable Grenze, vor allem da der Partialdruck mit steigender Temperatur etwa exponentiell anwächst. Mit einer Temperaturerhöhung von etwa 10 K steigt der Partialdruck auf das 2-fache. <text:span text:style-name="T10">Bei 150 K liegt er bei etwa 50 bar. </text:span><text:span text:style-name="T11">Deshalb ist es notwendig, dass die Temperatur des Sauerstoffes für die gesamte Reisezeit unter einem Grenzwert von etwa 1</text:span><text:span text:style-name="T12">2</text:span><text:span text:style-name="T11">0 K liegt.</text:span></text:p>
      <text:p text:style-name="P18"/>
      <text:p text:style-name="P18"/>
      <text:p text:style-name="P6"><text:soft-page-break/>Temperaturkontrolle am Starship</text:p>
      <text:p text:style-name="P5"/>
      <text:p text:style-name="P7">Die Frage ist also nun, wie haltet man große Mengen Methan und Sauerstoff in einem Tank über sechs Monate lang stabil?</text:p>
      <text:p text:style-name="P7"/>
      <text:p text:style-name="P8">Dabei <text:span text:style-name="T2">sind die Kosten zu minimieren, das Risiko soll gleich Null sein.</text:span></text:p>
      <text:p text:style-name="P9">Das Risiko kann minimiert werden, indem auf den Einsatz von Komplexität verzichtet wird. <text:span text:style-name="T3">Jede Komplexität bringt Risiko mit sich. Ein rein passives System, das keine beweglichen Teile besitzt und keine Steuerungselektronik besitzt, ist am risikoärmsten, und der einzige Weg, ein Risiko gleich Null zu realisieren. </text:span><text:span text:style-name="T4">Daher schlage ich vor, ein rein passives Temperatur-Steuersystem am Starship zu installieren.</text:span></text:p>
      <text:p text:style-name="P9"/>
      <text:p text:style-name="P10">Der Weg, auf dem die Temperatur am Starship vorwiegend reguliert wird, ist über die Sonneneinstrahlung und die Wärme-Abstrahlung. <text:span text:style-name="T5">Wir müssen also diese beiden Faktoren beachten, um die Temperatur zu steuern. </text:span><text:span text:style-name="T6">Es ist hilfreich, zuerst Formeln für die Wärme-Aufnahme und für die Wärme-Abgabe aufzustellen.</text:span></text:p>
      <text:p text:style-name="P12">Passive Temperatursteuerung im Tank</text:p>
      <text:p text:style-name="P11"/>
      <text:p text:style-name="P13">Wie wird nun die Temperatur am Starship passiv gesteuert?</text:p>
      <text:p text:style-name="P13"/>
      <text:p text:style-name="P14">Die beiden Faktoren, die den wesentlichen Einfluss haben, sind die Sonneneinstrahlung (Energie-Eingang) und die Wärme-Abstrahlung (Energie-Ausgang). <text:span text:style-name="T13">Dies liegt daran, dass die grundlegenden Faktoren, die zur Veränderung von Wärme und damit Temperatur führen, folgende drei sind: Wärmeleitung, Konvektion, Wärmestrahlung. Da die Wärmestrahlung dabei die einzige ist, die ein Vakuum überqueren kann, ist es die einzige Möglichkeit, Wärme am Starship zu regulieren.</text:span></text:p>
      <text:p text:style-name="P14"/>
      <text:p text:style-name="P19">Die Wärme verteilt sich jedoch innerhalb des Starship sehr wohl auch durch Konvektion und <text:span text:style-name="T14">Konduktion.</text:span></text:p>
      <text:p text:style-name="P19"/>
      <text:p text:style-name="P20">Nun wollen wir also berechnen, wie groß die aufgenommene und abgegebene Energiemengen etwa sind:</text:p>
      <text:p text:style-name="P20"/>
      <text:p text:style-name="P21">Der „untere“ Teil des Starships enthält den Sauerstoff-Tank. Er darf eine Temperatur von etwa 100 K nicht überschreiten. Wir nehmen nun an, dass er eine konstante Temperatur von etwa 100 K hat. <text:span text:style-name="T15">Für die abgegebene Wärmemenge gilt: P = \epsilon\cdot\sigma\cdot A\cdot T⁴, </text:span><text:span text:style-name="T16">wobei \epsilon der Abstrahlung-Koeffizient ist (idealerweise schwarze Farbe mit \epsilon \approx 1), \sigma eine Konstante (Stefan-Boltzmann-Konstante) mit dem Wert 5\cdot 10^-8 W/(m²K⁴), </text:span><text:span text:style-name="T17">A die Oberfläche des Tanks (etwa 1000 m²) </text:span><text:span text:style-name="T18">und T etwa 100 K.</text:span></text:p>
      <text:p text:style-name="P22">Nun gilt: P = 1*5*10⁻⁸ W/(m²K⁴) * 1000 m² * (100 K)⁴.</text:p>
      <text:p text:style-name="P23">Das ist: <text:span text:style-name="T19">P = 5000 W.</text:span></text:p>
      <text:p text:style-name="P23"/>
      <text:p text:style-name="P24">Der Wärmezustrom in den Tank erfolgt vor allem durch die Wärmeleitung aus dem Wohnungsmodul. Der Energietransfer muss dabei eben kleiner oder gleich P = 5000 W sein.</text:p>
      <text:p text:style-name="P24"/>
      <text:p text:style-name="P25"><text:soft-page-break/>Durch eine bauliche Trennung der Wohnungsmodule vom Tank kann der Wärmetransfer verringert werden. <text:span text:style-name="T20">Die Konvektion kann zum Stillstand gebracht werden, die Wärmestrahlung im inneren des Starships durch Verspiegelung der entsprechenden Oberflächen minimiert werden. </text:span><text:span text:style-name="T21">Die Wärmeleitung kann durch eine Vakuum-Trennung zwischen Wohnmodul und Tank optimiert werden. Es bleibt einzig die Wärmeleitung durch die Außenwände des Starships bestehen. </text:span><text:span text:style-name="T22">Die Querschnittsfläche des Stahls der Außenwände beträgt zusammengenommen etwa 0,15 m². </text:span><text:span text:style-name="T23">Nach dem Gesetz der Wärmeleitung lässt sich der Wärmefluss berechnen:</text:span></text:p>
      <text:p text:style-name="P26">P<text:span text:style-name="T31">_duct</text:span> = <text:span text:style-name="T24">\lambda * A * T_diff / d,</text:span></text:p>
      <text:p text:style-name="P27">wobei P die <text:span text:style-name="T25">Wärmeleistung ist, \lambda ein Materialparameter (für Baustahl: 50 W*m/(m²*K)</text:span><text:span text:style-name="T26">), </text:span><text:span text:style-name="T27">A die Querschnittsfläche (0,15 m²), T_diff die Temperaturdifferenz zwischen Wohnmodul und Tank (T_diff = 300 K – 100 K = 200 K) </text:span><text:span text:style-name="T28">und d die Länge de</text:span><text:span text:style-name="T29">s</text:span><text:span text:style-name="T28"> Verbindung</text:span><text:span text:style-name="T29">sgliedes</text:span><text:span text:style-name="T28"> zwischen </text:span><text:span text:style-name="T30">Wohnmodul und Tank.</text:span></text:p>
      <text:p text:style-name="P27"/>
      <text:p text:style-name="P28">Also ist P_duct = <text:span text:style-name="T32">50 W*m/(m²*K) * 0,15 m² * 200 K / d<text:line-break/>= 1500 W*m / d</text:span></text:p>
      <text:p text:style-name="P29">und wir fordern P_duct &lt;= P_rad, wobei P_rad = 5000 W aus der vorherigen Berechnung.</text:p>
      <text:p text:style-name="P30">Also muss d &lt;= 30 cm sein.</text:p>
      <text:p text:style-name="P30"/>
      <text:p text:style-name="P31">Damit kann eine konstante Temperatur von etwa 100 K im Tank völlig passiv, d.h. ohne Kontrollelektronik und ohne bewegliche Teile, vollbracht werden.</text:p>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09T17:11:16.415100925</dc:date>
    <meta:editing-duration>PT17H33M14S</meta:editing-duration>
    <meta:editing-cycles>87</meta:editing-cycles>
    <meta:document-statistic meta:table-count="0" meta:image-count="0" meta:object-count="0" meta:page-count="4" meta:paragraph-count="27" meta:word-count="840" meta:character-count="5406" meta:non-whitespace-character-count="4617"/>
  </office:meta>
</office:document-meta>
</file>